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4pt" officeooo:rsid="001560dc" officeooo:paragraph-rsid="001560dc" style:font-size-asian="14pt" style:font-size-complex="14pt"/>
    </style:style>
    <style:style style:name="P2" style:family="paragraph" style:parent-style-name="Standard">
      <style:text-properties style:font-name="Ubuntu" fo:font-size="16pt" officeooo:rsid="001560dc" officeooo:paragraph-rsid="001560dc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officeooo:rsid="001560dc" officeooo:paragraph-rsid="001560dc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20pt" fo:font-weight="bold" officeooo:rsid="001b2e92" officeooo:paragraph-rsid="001b2e92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Ubuntu" fo:font-size="18pt" fo:font-weight="bold" officeooo:rsid="001560dc" officeooo:paragraph-rsid="001560dc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Ubuntu" fo:font-size="18pt" fo:font-weight="bold" officeooo:rsid="001560dc" officeooo:paragraph-rsid="001560dc" style:font-size-asian="18pt" style:font-weight-asian="bold" style:font-size-complex="18pt" style:font-weight-complex="bold"/>
    </style:style>
    <style:style style:name="T1" style:family="text">
      <style:text-properties officeooo:rsid="001b2e92"/>
    </style:style>
    <style:style style:name="T2" style:family="text">
      <style:text-properties officeooo:rsid="001bf914"/>
    </style:style>
    <style:style style:name="T3" style:family="text">
      <style:text-properties officeooo:rsid="001c8d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<text:span text:style-name="T2">Abhiram S Sajeev</text:span></text:p>
      <text:p text:style-name="P2">Roll No: 3</text:p>
      <text:p text:style-name="P2">Date: <text:span text:style-name="T1">09</text:span>/<text:span text:style-name="T1">10</text:span>/2023</text:p>
      <text:p text:style-name="P2">EXPERIMENT – <text:span text:style-name="T1">4</text:span></text:p>
      <text:p text:style-name="P1"/>
      <text:p text:style-name="P4">DISTANCE VECTOR ROUTING PROTOCOL</text:p>
      <text:p text:style-name="P3"/>
      <text:p text:style-name="P5">PROGRAM:</text:p>
      <text:p text:style-name="P1"/>
      <text:p text:style-name="P1">def get_node_names():</text:p>
      <text:p text:style-name="P1"><text:s text:c="4"/>num_nodes = int(input("Enter the number of nodes: "))</text:p>
      <text:p text:style-name="P1"><text:s text:c="4"/>node_names = []</text:p>
      <text:p text:style-name="P1"/>
      <text:p text:style-name="P1"><text:s text:c="4"/>for i in range(num_nodes):</text:p>
      <text:p text:style-name="P1"><text:s text:c="8"/>node_name = input(f"Enter name for node {i+1}: ")</text:p>
      <text:p text:style-name="P1"><text:s text:c="8"/>node_names.append(node_name)</text:p>
      <text:p text:style-name="P1"/>
      <text:p text:style-name="P1"><text:s text:c="4"/>return node_names</text:p>
      <text:p text:style-name="P1"/>
      <text:p text:style-name="P1">def get_user_input(node_names):</text:p>
      <text:p text:style-name="P1"><text:s text:c="4"/>network = {}</text:p>
      <text:p text:style-name="P1"/>
      <text:p text:style-name="P1"><text:s text:c="4"/>for node_name in node_names:</text:p>
      <text:p text:style-name="P1"><text:s text:c="8"/>distances = {}</text:p>
      <text:p text:style-name="P1"/>
      <text:p text:style-name="P1"><text:s text:c="8"/>for dest_name in node_names:</text:p>
      <text:p text:style-name="P1"><text:s text:c="12"/>if node_name == dest_name:</text:p>
      <text:p text:style-name="P1"><text:s text:c="16"/>distances[dest_name] = 0</text:p>
      <text:p text:style-name="P1"><text:s text:c="12"/>else:</text:p>
      <text:p text:style-name="P1"><text:s text:c="16"/>distance = int(input(f"Enter distance from node {node_name} to node {dest_name}: "))</text:p>
      <text:p text:style-name="P1"><text:s text:c="16"/>distances[dest_name] = distance</text:p>
      <text:p text:style-name="P1"/>
      <text:p text:style-name="P1"><text:s text:c="8"/>network[node_name] = distances</text:p>
      <text:p text:style-name="P1"/>
      <text:p text:style-name="P1"><text:s text:c="4"/>return network</text:p>
      <text:p text:style-name="P1"/>
      <text:p text:style-name="P1">def bellman_ford(network):</text:p>
      <text:p text:style-name="P1"><text:s text:c="4"/>nodes = list(network.keys())</text:p>
      <text:p text:style-name="P1"><text:s text:c="4"/>num_nodes = len(nodes)</text:p>
      <text:p text:style-name="P1"/>
      <text:p text:style-name="P1"><text:s text:c="4"/>for _ in range(num_nodes):</text:p>
      <text:p text:style-name="P1"><text:s text:c="8"/>for node in nodes:</text:p>
      <text:p text:style-name="P1"><text:soft-page-break/><text:s text:c="12"/>for neighbor in nodes:</text:p>
      <text:p text:style-name="P1"><text:s text:c="16"/>for dest in nodes:</text:p>
      <text:p text:style-name="P1"><text:s text:c="20"/>if network[node][neighbor] + network[neighbor][dest] &lt; network[node][dest]:</text:p>
      <text:p text:style-name="P1"><text:s text:c="24"/>network[node][dest] = network[node][neighbor] + network[neighbor][dest]</text:p>
      <text:p text:style-name="P1"><text:s text:c="24"/>print_distance_vector_table(network, f"Update: {node} -&gt; {dest}")</text:p>
      <text:p text:style-name="P1"/>
      <text:p text:style-name="P1">def print_distance_vector_table(network, message):</text:p>
      <text:p text:style-name="P1"><text:s text:c="4"/>print(f"\n{message}")</text:p>
      <text:p text:style-name="P1"><text:s text:c="4"/>print("\t"+"\t".join(network.keys()))</text:p>
      <text:p text:style-name="P1"><text:s text:c="4"/>for node in network:</text:p>
      <text:p text:style-name="P1"><text:s text:c="8"/>print(node+"\t"+"\t".join(str(network[node][dest]) if network[node][dest] &lt; 1000 else '∞' for dest in network))</text:p>
      <text:p text:style-name="P1"/>
      <text:p text:style-name="P1">node_names = get_node_names()</text:p>
      <text:p text:style-name="P1"/>
      <text:p text:style-name="P1">network = get_user_input(node_names)</text:p>
      <text:p text:style-name="P1"/>
      <text:p text:style-name="P1">print_distance_vector_table(network, "Initial")</text:p>
      <text:p text:style-name="P1"/>
      <text:p text:style-name="P1">bellman_ford(network)</text:p>
      <text:p text:style-name="P1"/>
      <text:p text:style-name="P1">print_distance_vector_table(network, "Final"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OUTPUT:</text:p>
      <text:p text:style-name="P5"/>
      <text:p text:style-name="P1">Enter the number of nodes: 4</text:p>
      <text:p text:style-name="P1">Enter name for node 1: A</text:p>
      <text:p text:style-name="P1">Enter name for node 2: B</text:p>
      <text:p text:style-name="P1">Enter name for node 3: C</text:p>
      <text:p text:style-name="P1">Enter name for node 4: D</text:p>
      <text:p text:style-name="P1">Enter distance from node A to node B: 2</text:p>
      <text:p text:style-name="P1">Enter distance from node A to node C: 9999</text:p>
      <text:p text:style-name="P1">Enter distance from node A to node D: 1</text:p>
      <text:p text:style-name="P1">Enter distance from node B to node A: 2</text:p>
      <text:p text:style-name="P1">Enter distance from node B to node C: 3</text:p>
      <text:p text:style-name="P1">Enter distance from node B to node D: 7</text:p>
      <text:p text:style-name="P1">Enter distance from node C to node A: 9999</text:p>
      <text:p text:style-name="P1">Enter distance from node C to node B: 3</text:p>
      <text:p text:style-name="P1">Enter distance from node C to node D: 11</text:p>
      <text:p text:style-name="P1">Enter distance from node D to node A: 1</text:p>
      <text:p text:style-name="P1">Enter distance from node D to node B: 7</text:p>
      <text:p text:style-name="P1">Enter distance from node D to node C: 11</text:p>
      <text:p text:style-name="P1"/>
      <text:p text:style-name="P1">Initial</text:p>
      <text:p text:style-name="P1"><text:s text:c="10"/>A <text:s text:c="6"/>B <text:s text:c="6"/>C <text:s text:c="6"/>D</text:p>
      <text:p text:style-name="P1">A <text:s text:c="6"/>0 <text:s text:c="6"/>2 <text:s text:c="6"/>∞ <text:s text:c="6"/>1</text:p>
      <text:p text:style-name="P1">B <text:s text:c="6"/>2 <text:s text:c="6"/>0 <text:s text:c="6"/>3 <text:s text:c="6"/>7</text:p>
      <text:p text:style-name="P1">C <text:s text:c="6"/>∞ <text:s text:c="6"/>3 <text:s text:c="6"/>0 <text:s text:c="6"/>11</text:p>
      <text:p text:style-name="P1">D <text:s text:c="6"/>1 <text:s text:c="6"/>7 <text:s text:c="6"/>11 <text:s text:c="5"/>0</text:p>
      <text:p text:style-name="P1"/>
      <text:p text:style-name="P1">Update: A -&gt; C</text:p>
      <text:p text:style-name="P1"><text:s text:c="10"/>A <text:s text:c="6"/>B <text:s text:c="6"/>C <text:s text:c="6"/>D</text:p>
      <text:p text:style-name="P1">A <text:s text:c="6"/>0 <text:s text:c="6"/>2 <text:s text:c="6"/>5 <text:s text:c="6"/>1</text:p>
      <text:p text:style-name="P1">B <text:s text:c="6"/>2 <text:s text:c="6"/>0 <text:s text:c="6"/>3 <text:s text:c="6"/>7</text:p>
      <text:p text:style-name="P1">C <text:s text:c="6"/>∞ <text:s text:c="6"/>3 <text:s text:c="6"/>0 <text:s text:c="6"/>11</text:p>
      <text:p text:style-name="P1">D <text:s text:c="6"/>1 <text:s text:c="6"/>7 <text:s text:c="6"/>11 <text:s text:c="5"/>0</text:p>
      <text:p text:style-name="P1"/>
      <text:p text:style-name="P1">Update: B -&gt; D</text:p>
      <text:p text:style-name="P1"><text:s text:c="10"/>A <text:s text:c="6"/>B <text:s text:c="6"/>C <text:s text:c="6"/>D</text:p>
      <text:p text:style-name="P1">A <text:s text:c="6"/>0 <text:s text:c="6"/>2 <text:s text:c="6"/>5 <text:s text:c="6"/>1</text:p>
      <text:p text:style-name="P1">B <text:s text:c="6"/>2 <text:s text:c="6"/>0 <text:s text:c="6"/>3 <text:s text:c="6"/>3</text:p>
      <text:p text:style-name="P1">C <text:s text:c="6"/>∞ <text:s text:c="6"/>3 <text:s text:c="6"/>0 <text:s text:c="6"/>11</text:p>
      <text:p text:style-name="P1">D <text:s text:c="6"/>1 <text:s text:c="6"/>7 <text:s text:c="6"/>11 <text:s text:c="5"/>0</text:p>
      <text:p text:style-name="P1"/>
      <text:p text:style-name="P1">Update: C -&gt; A</text:p>
      <text:p text:style-name="P1"><text:s text:c="10"/>A <text:s text:c="6"/>B <text:s text:c="6"/>C <text:s text:c="6"/>D</text:p>
      <text:p text:style-name="P1">A <text:s text:c="6"/>0 <text:s text:c="6"/>2 <text:s text:c="6"/>5 <text:s text:c="6"/>1</text:p>
      <text:p text:style-name="P1"><text:soft-page-break/>B <text:s text:c="6"/>2 <text:s text:c="6"/>0 <text:s text:c="6"/>3 <text:s text:c="6"/>3</text:p>
      <text:p text:style-name="P1">C <text:s text:c="6"/>5 <text:s text:c="6"/>3 <text:s text:c="6"/>0 <text:s text:c="6"/>11</text:p>
      <text:p text:style-name="P1">D <text:s text:c="6"/>1 <text:s text:c="6"/>7 <text:s text:c="6"/>11 <text:s text:c="5"/>0</text:p>
      <text:p text:style-name="P1"/>
      <text:p text:style-name="P1">Update: C -&gt; D</text:p>
      <text:p text:style-name="P1"><text:s text:c="10"/>A <text:s text:c="6"/>B <text:s text:c="6"/>C <text:s text:c="6"/>D</text:p>
      <text:p text:style-name="P1">A <text:s text:c="6"/>0 <text:s text:c="6"/>2 <text:s text:c="6"/>5 <text:s text:c="6"/>1</text:p>
      <text:p text:style-name="P1">B <text:s text:c="6"/>2 <text:s text:c="6"/>0 <text:s text:c="6"/>3 <text:s text:c="6"/>3</text:p>
      <text:p text:style-name="P1">C <text:s text:c="6"/>5 <text:s text:c="6"/>3 <text:s text:c="6"/>0 <text:s text:c="6"/>6</text:p>
      <text:p text:style-name="P1">D <text:s text:c="6"/>1 <text:s text:c="6"/>7 <text:s text:c="6"/>11 <text:s text:c="5"/>0</text:p>
      <text:p text:style-name="P1"/>
      <text:p text:style-name="P1">Update: D -&gt; B</text:p>
      <text:p text:style-name="P1"><text:s text:c="10"/>A <text:s text:c="5"/>B <text:s text:c="6"/>C <text:s text:c="6"/>D</text:p>
      <text:p text:style-name="P1">A <text:s text:c="6"/>0 <text:s text:c="6"/>2 <text:s text:c="6"/>5 <text:s text:c="6"/>1</text:p>
      <text:p text:style-name="P1">B <text:s text:c="6"/>2 <text:s text:c="6"/>0 <text:s text:c="6"/>3 <text:s text:c="6"/>3</text:p>
      <text:p text:style-name="P1">C <text:s text:c="6"/>5 <text:s text:c="6"/>3 <text:s text:c="6"/>0 <text:s text:c="6"/>6</text:p>
      <text:p text:style-name="P1">D <text:s text:c="6"/>1 <text:s text:c="6"/>3 <text:s text:c="4"/>11 <text:s text:c="5"/>0</text:p>
      <text:p text:style-name="P1"/>
      <text:p text:style-name="P1">Update: D -&gt; C</text:p>
      <text:p text:style-name="P1"><text:s text:c="10"/>A <text:s text:c="6"/>B <text:s text:c="6"/>C <text:s text:c="6"/>D</text:p>
      <text:p text:style-name="P1">A <text:s text:c="6"/>0 <text:s text:c="6"/>2 <text:s text:c="6"/>5 <text:s text:c="6"/>1</text:p>
      <text:p text:style-name="P1">B <text:s text:c="6"/>2 <text:s text:c="6"/>0 <text:s text:c="6"/>3 <text:s text:c="6"/>3</text:p>
      <text:p text:style-name="P1">C <text:s text:c="6"/>5 <text:s text:c="6"/>3 <text:s text:c="6"/>0 <text:s text:c="6"/>6</text:p>
      <text:p text:style-name="P1">D <text:s text:c="6"/>1 <text:s text:c="6"/>3 <text:s text:c="6"/>6 <text:s text:c="6"/>0</text:p>
      <text:p text:style-name="P1"/>
      <text:p text:style-name="P1">Final</text:p>
      <text:p text:style-name="P1"><text:s text:c="10"/>A <text:s text:c="6"/>B <text:s text:c="6"/>C <text:s text:c="6"/>D</text:p>
      <text:p text:style-name="P1">A <text:s text:c="6"/>0 <text:s text:c="6"/>2 <text:s text:c="6"/>5 <text:s text:c="6"/>1</text:p>
      <text:p text:style-name="P1">B <text:s text:c="6"/>2 <text:s text:c="6"/>0 <text:s text:c="6"/>3 <text:s text:c="6"/>3</text:p>
      <text:p text:style-name="P1">C <text:s text:c="6"/>5 <text:s text:c="6"/>3 <text:s text:c="6"/>0 <text:s text:c="6"/>6</text:p>
      <text:p text:style-name="P1">D <text:s text:c="6"/>1 <text:s text:c="6"/>3 <text:s text:c="6"/>6 <text:s text:c="6"/>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0:26:33.744915257</meta:creation-date>
    <dc:date>2023-12-07T12:22:25.008020146</dc:date>
    <meta:editing-duration>PT29M25S</meta:editing-duration>
    <meta:editing-cycles>7</meta:editing-cycles>
    <meta:generator>LibreOffice/7.3.7.2$Linux_X86_64 LibreOffice_project/30$Build-2</meta:generator>
    <meta:print-date>2023-12-07T12:19:45.821799388</meta:print-date>
    <meta:document-statistic meta:table-count="0" meta:image-count="0" meta:object-count="0" meta:page-count="4" meta:paragraph-count="111" meta:word-count="515" meta:character-count="3742" meta:non-whitespace-character-count="2078"/>
  </office:meta>
</office:document-meta>
</file>